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>
            <draw:frame table:end-cell-address="Sheet1.G17" table:end-x="0.0378in" table:end-y="0.1772in" draw:z-index="0" svg:width="3.1492in" svg:height="2.7555in" svg:x="0.4441in" svg:y="0.0886in">
              <draw:object draw:notify-on-update-of-ranges="Sheet1.A1:Shee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1T06:10:47</meta:creation-date>
    <dc:creator>Yi Luo</dc:creator>
    <dc:date>2006-08-21T10:44:43</dc:date>
    <dc:language>en-US</dc:language>
    <meta:editing-cycles>3</meta:editing-cycles>
    <meta:editing-duration>PT47S</meta:editing-duration>
    <meta:user-defined meta:name="Info 1"/>
    <meta:user-defined meta:name="Info 2"/>
    <meta:user-defined meta:name="Info 3"/>
    <meta:user-defined meta:name="Info 4"/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</office:automatic-styles>
  <office:body>
    <office:chart>
      <chart:chart svg:width="8cm" svg:height="7cm" chart:class="chart:radar">
        <chart:title>
          <text:p>Example of chart types: radar</text:p>
        </chart:title>
        <chart:legend chart:legend-position="end" svg:x="6.489cm" svg:y="3.153cm"/>
        <chart:plot-area table:cell-range-address="Sheet1.$A$1:.$B$5" chart:table-number-list="0" svg:x="0.16cm" svg:y="0.928cm" svg:width="6.01cm" svg:height="5.932cm">
          <chart:axis chart:dimension="x" chart:name="primary-x">
            <chart:categories table:cell-range-address="local-table.A2:.A6"/>
          </chart:axis>
          <chart:axis chart:dimension="y" chart:name="primary-y">
            <chart:grid chart:class="major"/>
          </chart:axis>
          <chart:series>
            <chart:data-point chart:repeated="5"/>
          </chart:series>
          <chart:series>
            <chart:data-point chart:repeated="5"/>
          </chart:series>
          <chart:wall/>
          <chart:floor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